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est Lesson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16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. Developer</meta:initial-creator>
    <meta:creation-date>2011-07-03T07:29:44</meta:creation-date>
    <meta:generator>OpenOffice.org/3.2$Linux OpenOffice.org_project/320m12$Build-9483</meta:generator>
    <dc:date>2011-08-06T16:56:27</dc:date>
    <dc:creator>A. Developer</dc:creator>
    <meta:editing-duration>PT02H31M33S</meta:editing-duration>
    <meta:editing-cycles>14</meta:editing-cycles>
    <meta:document-statistic meta:table-count="1" meta:cell-count="7" meta:object-count="0"/>
  </office:meta>
</office:document-meta>
</file>